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style-name="ce1" office:value-type="string" calcext:value-type="string">
            <text:p>α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θ1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θ2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θ3</text:p>
          </table:table-cell>
          <table:table-cell office:value-type="float" office:value="0" calcext:value-type="float">
            <text:p>0</text:p>
          </table:table-cell>
          <table:table-cell office:value-type="float" office:value="-0.054" calcext:value-type="float">
            <text:p>-0.054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θ4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θ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θ6</text:p>
          </table:table-cell>
          <table:table-cell office:value-type="float" office:value="0.303" calcext:value-type="float">
            <text:p>0.303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9">00/00/0000</text:date>, <text:time style:data-style-name="N2" text:time-value="15:21:16.9771780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7T23:44:05.958772827</meta:creation-date>
    <dc:date>2017-07-19T15:21:37.054600085</dc:date>
    <meta:editing-duration>PT8M9S</meta:editing-duration>
    <meta:editing-cycles>3</meta:editing-cycles>
    <meta:generator>LibreOffice/5.1.6.2$Linux_X86_64 LibreOffice_project/10m0$Build-2</meta:generator>
    <meta:document-statistic meta:table-count="1" meta:cell-count="40" meta:object-count="0"/>
  </office:meta>
</office:document-meta>
</file>